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0.481cm" fo:margin-top="0cm" fo:margin-bottom="0cm" table:align="right" style:writing-mode="lr-tb"/>
    </style:style>
    <style:style style:name="Таблица1.A" style:family="table-column">
      <style:table-column-properties style:column-width="4.665cm"/>
    </style:style>
    <style:style style:name="Таблица1.B" style:family="table-column">
      <style:table-column-properties style:column-width="5.816cm"/>
    </style:style>
    <style:style style:name="Таблица1.1" style:family="table-row">
      <style:table-row-properties style:min-row-height="1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" style:family="table">
      <style:table-properties style:width="18.306cm" fo:margin-left="-1.819cm" fo:margin-top="0cm" fo:margin-bottom="0cm" table:align="left" style:writing-mode="lr-tb"/>
    </style:style>
    <style:style style:name="Таблица2.A" style:family="table-column">
      <style:table-column-properties style:column-width="1.7cm"/>
    </style:style>
    <style:style style:name="Таблица2.B" style:family="table-column">
      <style:table-column-properties style:column-width="4.293cm"/>
    </style:style>
    <style:style style:name="Таблица2.C" style:family="table-column">
      <style:table-column-properties style:column-width="7.505cm"/>
    </style:style>
    <style:style style:name="Таблица2.D" style:family="table-column">
      <style:table-column-properties style:column-width="4.807cm"/>
    </style:style>
    <style:style style:name="Таблица2.1" style:family="table-row">
      <style:table-row-properties style:min-row-height="2.223cm" fo:keep-together="auto"/>
    </style:style>
    <style:style style:name="Таблица2.A1" style:family="table-cell">
      <style:table-cell-properties style:vertical-align="middle" fo:background-color="#f3f3f3" fo:padding-left="0.191cm" fo:padding-right="0.191cm" fo:padding-top="0cm" fo:padding-bottom="0cm" fo:border="2.25pt solid #999999">
        <style:background-image/>
      </style:table-cell-properties>
    </style:style>
    <style:style style:name="Таблица2.2" style:family="table-row">
      <style:table-row-properties style:min-row-height="2cm" fo:keep-together="auto"/>
    </style:style>
    <style:style style:name="Таблица2.A2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B2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C2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D2" style:family="table-cell">
      <style:table-cell-properties style:vertical-align="middle" fo:background-color="transparent" fo:padding-left="0.191cm" fo:padding-right="0.191cm" fo:padding-top="0cm" fo:padding-bottom="0cm" fo:border="2.25pt solid #999999">
        <style:background-image/>
      </style:table-cell-properties>
    </style:style>
    <style:style style:name="Таблица2.A3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B3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C3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A4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B4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C4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A5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B5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C5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A6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B6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C6" style:family="table-cell">
      <style:table-cell-properties style:vertical-align="middle" fo:padding-left="0.191cm" fo:padding-right="0.191cm" fo:padding-top="0cm" fo:padding-bottom="0cm" fo:border="2.25pt solid #999999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80%"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30a56"/>
    </style:style>
    <style:style style:name="P5" style:family="paragraph" style:parent-style-name="Standard">
      <style:paragraph-properties fo:text-align="justify" style:justify-single-word="false"/>
      <style:text-properties officeooo:paragraph-rsid="0006ed95"/>
    </style:style>
    <style:style style:name="P6" style:family="paragraph" style:parent-style-name="Standard">
      <style:text-properties style:font-name="Times New Roman" fo:font-size="12pt" fo:language="en" fo:country="US" style:font-size-asian="12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en" fo:country="US" officeooo:rsid="0006ed95" officeooo:paragraph-rsid="0006ed95" style:font-size-asian="12pt" style:font-name-complex="Times New Roman1" style:font-size-complex="12pt"/>
    </style:style>
    <style:style style:name="P9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language="uk" fo:country="UA" style:font-size-asian="12pt" style:font-name-complex="Times New Roman1" style:font-size-complex="12pt"/>
    </style:style>
    <style:style style:name="P13" style:family="paragraph" style:parent-style-name="Standard">
      <style:paragraph-properties fo:text-align="center" style:justify-single-word="false"/>
      <style:text-properties fo:language="en" fo:country="US" fo:font-weight="bold" officeooo:rsid="000a66c3" officeooo:paragraph-rsid="000a66c3" style:font-weight-asian="bold"/>
    </style:style>
    <style:style style:name="P14" style:family="paragraph" style:parent-style-name="Standard">
      <style:paragraph-properties fo:margin-top="0cm" fo:margin-bottom="0.071cm" loext:contextual-spacing="false" fo:text-align="justify" style:justify-single-word="false">
        <style:tab-stops>
          <style:tab-stop style:position="1.674cm"/>
        </style:tab-stops>
      </style:paragraph-properties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P15" style:family="paragraph" style:parent-style-name="Standard">
      <style:paragraph-properties fo:margin-left="0.635cm" fo:margin-right="0cm" fo:margin-top="0cm" fo:margin-bottom="0.071cm" loext:contextual-spacing="false" fo:text-align="center" style:justify-single-word="false" fo:text-indent="0cm" style:auto-text-indent="false">
        <style:tab-stops>
          <style:tab-stop style:position="1.674cm"/>
        </style:tab-stops>
      </style:paragraph-properties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cm" fo:margin-right="-0.377cm" fo:text-indent="0cm" style:auto-text-indent="false"/>
    </style:style>
    <style:style style:name="P17" style:family="paragraph" style:parent-style-name="Standard">
      <style:paragraph-properties fo:margin-left="0cm" fo:margin-right="-0.377cm" fo:text-indent="0cm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8" style:family="paragraph" style:parent-style-name="Standard">
      <style:paragraph-properties fo:margin-left="0cm" fo:margin-right="-0.377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9" style:family="paragraph" style:parent-style-name="Standard">
      <style:paragraph-properties fo:margin-left="0.183cm" fo:margin-right="0cm" fo:text-indent="0cm" style:auto-text-indent="false"/>
      <style:text-properties officeooo:rsid="00030a56" officeooo:paragraph-rsid="00030a56"/>
    </style:style>
    <style:style style:name="P20" style:family="paragraph" style:parent-style-name="Standard">
      <style:paragraph-properties fo:margin-left="0.183cm" fo:margin-right="0cm" fo:text-indent="0cm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21" style:family="paragraph" style:parent-style-name="Standard">
      <style:paragraph-properties fo:margin-left="0.183cm" fo:margin-right="0cm" fo:text-indent="0cm" style:auto-text-indent="false"/>
      <style:text-properties style:font-name="Times New Roman" fo:font-size="12pt" officeooo:rsid="00030a56" officeooo:paragraph-rsid="00030a56" style:font-size-asian="12pt" style:font-name-complex="Times New Roman1" style:font-size-complex="12pt"/>
    </style:style>
    <style:style style:name="P22" style:family="paragraph" style:parent-style-name="Standard">
      <style:paragraph-properties fo:margin-left="0.183cm" fo:margin-right="-0.385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3" style:family="paragraph" style:parent-style-name="Standard">
      <style:paragraph-properties fo:margin-left="-0.101cm" fo:margin-right="-0.101cm" fo:text-align="center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Standard" style:master-page-name="Standard">
      <style:paragraph-properties fo:margin-top="0cm" fo:margin-bottom="0.071cm" loext:contextual-spacing="false" style:page-number="auto">
        <style:tab-stops>
          <style:tab-stop style:position="1.674cm"/>
        </style:tab-stops>
      </style:paragraph-properties>
      <style:text-properties style:font-name="Times New Roman" fo:font-size="14pt" fo:language="en" fo:country="US" style:font-name-asian="Times New Roman1" style:font-size-asian="14pt" style:language-asian="uk" style:country-asian="UA" style:font-name-complex="Times New Roman1" style:font-size-complex="14pt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T2" style:family="text">
      <style:text-properties style:font-name="Times New Roman" fo:font-size="14pt" fo:language="en" fo:country="US" style:font-name-asian="Times New Roman1" style:font-size-asian="14pt" style:language-asian="uk" style:country-asian="UA" style:font-name-complex="Times New Roman1" style:font-size-complex="14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30a56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6ed95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089e24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0a66c3" style:font-size-asian="12pt" style:font-name-complex="Times New Roman1" style:font-size-complex="12pt"/>
    </style:style>
    <style:style style:name="T8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9" style:family="text">
      <style:text-properties style:font-name="Times New Roman" fo:font-size="12pt" fo:language="en" fo:country="US" officeooo:rsid="00059a92" style:font-size-asian="12pt" style:font-name-complex="Times New Roman1" style:font-size-complex="12pt"/>
    </style:style>
    <style:style style:name="T10" style:family="text">
      <style:text-properties style:font-name="Times New Roman" fo:font-size="12pt" fo:language="en" fo:country="US" officeooo:rsid="0006ed95" style:font-size-asian="12pt" style:font-name-complex="Times New Roman1" style:font-size-complex="12pt"/>
    </style:style>
    <style:style style:name="T11" style:family="text">
      <style:text-properties style:font-name="Times New Roman" fo:font-size="12pt" fo:language="en" fo:country="US" officeooo:rsid="00089e24" style:font-size-asian="12pt" style:font-name-complex="Times New Roman1" style:font-size-complex="12pt"/>
    </style:style>
    <style:style style:name="T12" style:family="text">
      <style:text-properties style:font-name="Times New Roman" fo:font-size="12pt" fo:language="uk" fo:country="UA" style:font-size-asian="12pt" style:font-name-complex="Times New Roman1" style:font-size-complex="12pt"/>
    </style:style>
    <style:style style:name="T13" style:family="text">
      <style:text-properties style:font-name="Times New Roman" fo:font-size="12pt" fo:language="uk" fo:country="UA" officeooo:rsid="0006ed95" style:font-size-asian="12pt" style:font-name-complex="Times New Roman1" style:font-size-complex="12pt"/>
    </style:style>
    <style:style style:name="T14" style:family="text">
      <style:text-properties officeooo:rsid="00059a92"/>
    </style:style>
    <style:style style:name="T15" style:family="text">
      <style:text-properties officeooo:rsid="0006ed95"/>
    </style:style>
    <style:style style:name="T16" style:family="text">
      <style:text-properties officeooo:rsid="00089e24"/>
    </style:style>
    <style:style style:name="T17" style:family="text">
      <style:text-properties officeooo:rsid="000a66c3"/>
    </style:style>
    <style:style style:name="T18" style:family="text">
      <style:text-properties fo:language="uk" fo:country="UA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15"><text:span text:style-name="T1">Теst-Suite до задачі </text:span><text:span text:style-name="T2">8.2</text:span></text:p>
      <text:p text:style-name="P14"><draw:frame draw:style-name="fr1" draw:name="Врезка1" text:anchor-type="paragraph" svg:x="-1.829cm" svg:y="0.319cm" svg:width="10.481cm" draw:z-index="0"><draw:text-box fo:min-height="0.041cm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16"><text:span text:style-name="T3">Назва</text:span><text:span text:style-name="T8"> </text:span><text:span text:style-name="T3">тестового</text:span><text:span text:style-name="T8"> </text:span><text:span text:style-name="T3">на</text:span><text:span text:style-name="T12">ц</text:span><text:span text:style-name="T3">бору</text:span></text:p><text:p text:style-name="P17">Test Suite Description</text:p></table:table-cell><table:table-cell table:style-name="Таблица1.A1" office:value-type="string"><text:p text:style-name="P20">TS8.2_LAB8</text:p></table:table-cell></table:table-row><table:table-row table:style-name="Таблица1.1"><table:table-cell table:style-name="Таблица1.A1" office:value-type="string"><text:p text:style-name="P16"><text:span text:style-name="T3">Назва</text:span><text:span text:style-name="T8"> </text:span><text:span text:style-name="T3">проекта</text:span><text:span text:style-name="T8"> / </text:span><text:span text:style-name="T3">ПЗ</text:span></text:p><text:p text:style-name="P17">Name of Project / Software</text:p></table:table-cell><table:table-cell table:style-name="Таблица1.A1" office:value-type="string"><text:p text:style-name="P20"><text:span text:style-name="T16">Krivokhizha</text:span>_task.exe</text:p></table:table-cell></table:table-row><table:table-row table:style-name="Таблица1.1"><table:table-cell table:style-name="Таблица1.A1" office:value-type="string"><text:p text:style-name="P16"><text:span text:style-name="T3">Рівень</text:span><text:span text:style-name="T8"> </text:span><text:span text:style-name="T3">тестування</text:span></text:p><text:p text:style-name="P17">Level of Testing</text:p></table:table-cell><table:table-cell table:style-name="Таблица1.A1" office:value-type="string"><text:p text:style-name="P22">системний <text:s/>/ <text:s/>System Testing</text:p></table:table-cell></table:table-row><table:table-row table:style-name="Таблица1.1"><table:table-cell table:style-name="Таблица1.A1" office:value-type="string"><text:p text:style-name="P16"><text:span text:style-name="T3">Автор</text:span><text:span text:style-name="T8"> </text:span><text:span text:style-name="T3">тест</text:span><text:span text:style-name="T8">-</text:span><text:span text:style-name="T3">сьюта</text:span><text:span text:style-name="T8"> </text:span></text:p><text:p text:style-name="P17">Test Suite Author</text:p></table:table-cell><table:table-cell table:style-name="Таблица1.A1" office:value-type="string"><text:p text:style-name="P21">Кривохижа В.Ю</text:p></table:table-cell></table:table-row><table:table-row table:style-name="Таблица1.1"><table:table-cell table:style-name="Таблица1.A1" office:value-type="string"><text:p text:style-name="P18">Виконавець </text:p><text:p text:style-name="P18">Implementer</text:p></table:table-cell><table:table-cell table:style-name="Таблица1.A1" office:value-type="string"><text:p text:style-name="P19">Кривохижа В.Ю</text:p></table:table-cell></table:table-row></table:table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<text:line-break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"><text:span text:style-name="T3">Ід</text:span><text:span text:style-name="T8">-</text:span><text:span text:style-name="T3">р</text:span><text:span text:style-name="T8"> </text:span><text:span text:style-name="T3">тест</text:span><text:span text:style-name="T8">-</text:span><text:span text:style-name="T3">кейса</text:span><text:span text:style-name="T8"> / Test Case ID</text:span></text:p>
          </table:table-cell>
          <table:table-cell table:style-name="Таблица2.A1" office:value-type="string">
            <text:p text:style-name="P1"><text:span text:style-name="T3">Дії</text:span><text:span text:style-name="T8"> (</text:span><text:span text:style-name="T3">кроки</text:span><text:span text:style-name="T8">) / </text:span></text:p>
            <text:p text:style-name="P7">Action (Test Steps)</text:p>
          </table:table-cell>
          <table:table-cell table:style-name="Таблица2.A1" office:value-type="string">
            <text:p text:style-name="P10">Очікуваний </text:p>
            <text:p text:style-name="P10">результат / </text:p>
            <text:p text:style-name="P10">Expected Result</text:p>
          </table:table-cell>
          <table:table-cell table:style-name="Таблица2.A1" office:value-type="string">
            <text:p text:style-name="P23">Результат тестування / </text:p>
            <text:p text:style-name="P23">Test Result</text:p>
          </table:table-cell>
        </table:table-row>
        <table:table-row table:style-name="Таблица2.2">
          <table:table-cell table:style-name="Таблица2.A2" office:value-type="string">
            <text:p text:style-name="P9">TC_01</text:p>
          </table:table-cell>
          <table:table-cell table:style-name="Таблица2.B2" office:value-type="string">
            <text:p text:style-name="P3"><text:span text:style-name="T3">1.Запустити застосунок </text:span><text:span text:style-name="T4">Krivokhizha</text:span><text:span text:style-name="T12">_task.exe</text:span></text:p>
          </table:table-cell>
          <table:table-cell table:style-name="Таблица2.C2" office:value-type="string">
            <text:p text:style-name="P11">Мова інтерфейсу у програмі повинна бути українська.</text:p>
          </table:table-cell>
          <table:table-cell table:style-name="Таблица2.D2" office:value-type="string">
            <text:p text:style-name="P13">PASSED</text:p>
          </table:table-cell>
        </table:table-row>
        <table:table-row table:style-name="Таблица2.2">
          <table:table-cell table:style-name="Таблица2.A3" office:value-type="string">
            <text:p text:style-name="P6">TC_02</text:p>
          </table:table-cell>
          <table:table-cell table:style-name="Таблица2.B3" office:value-type="string">
            <text:p text:style-name="P4"><text:span text:style-name="T3">1.Запустити застосунок </text:span><text:span text:style-name="T4">Krivokhizha</text:span><text:span text:style-name="T12">_task.exe</text:span></text:p>
          </table:table-cell>
          <table:table-cell table:style-name="Таблица2.C3" office:value-type="string">
            <text:p text:style-name="P11">Застосунок повинен містити інформацію про розробника зі знаком охорони авторського права.</text:p>
          </table:table-cell>
          <table:table-cell table:style-name="Таблица2.D2" office:value-type="string">
            <text:p text:style-name="P13">PASSED</text:p>
          </table:table-cell>
        </table:table-row>
        <table:table-row table:style-name="Таблица2.2">
          <table:table-cell table:style-name="Таблица2.A4" office:value-type="string">
            <text:p text:style-name="Standard"><text:span text:style-name="T8">TC_0</text:span><text:span text:style-name="T12">3</text:span></text:p>
          </table:table-cell>
          <table:table-cell table:style-name="Таблица2.B4" office:value-type="string">
            <text:p text:style-name="P4"><text:span text:style-name="T3">1.Запустити застосунок </text:span><text:span text:style-name="T4">Krivokhizha</text:span><text:span text:style-name="T12">_task.exe </text:span></text:p>
            <text:p text:style-name="P3"><text:span text:style-name="T12">2. Увести </text:span><text:span text:style-name="T8">A</text:span></text:p>
            <text:p text:style-name="P3"><text:span text:style-name="T3">3. Увести </text:span><text:span text:style-name="T9">D</text:span></text:p>
          </table:table-cell>
          <table:table-cell table:style-name="Таблица2.C4" office:value-type="string">
            <text:p text:style-name="P12">Программа повинна відобразити <text:span text:style-name="T14">Result = </text:span>1, як результат, що вираз є правильним.</text:p>
          </table:table-cell>
          <table:table-cell table:style-name="Таблица2.D2" office:value-type="string">
            <text:p text:style-name="P13">PASSED</text:p>
          </table:table-cell>
        </table:table-row>
        <table:table-row table:style-name="Таблица2.2">
          <table:table-cell table:style-name="Таблица2.A5" office:value-type="string">
            <text:p text:style-name="Standard"><text:span text:style-name="T8">TC</text:span><text:span text:style-name="T3">_0</text:span><text:span text:style-name="T12">4</text:span></text:p>
          </table:table-cell>
          <table:table-cell table:style-name="Таблица2.B5" office:value-type="string">
            <text:p text:style-name="P4"><text:span text:style-name="T3">1.Запустити застосунок </text:span><text:soft-page-break/><text:span text:style-name="T4">Krivokhizha</text:span><text:span text:style-name="T12">_task.exe </text:span></text:p>
            <text:p text:style-name="P3"><text:span text:style-name="T12">2. Увести </text:span><text:span text:style-name="T10">f</text:span></text:p>
            <text:p text:style-name="P3"><text:span text:style-name="T3">3. Увести </text:span><text:span text:style-name="T10">j</text:span></text:p>
            <text:p text:style-name="P3"><text:span text:style-name="T12">4. Увести </text:span><text:span text:style-name="T8">1</text:span></text:p>
            <text:p text:style-name="P3"><text:span text:style-name="T12">5. Увести </text:span><text:span text:style-name="T10">2</text:span></text:p>
            <text:p text:style-name="P8">6. Увести 3</text:p>
          </table:table-cell>
          <table:table-cell table:style-name="Таблица2.C5" office:value-type="string">
            <text:p text:style-name="P3"><text:span text:style-name="T12">Программа повинна відобразити </text:span><text:span text:style-name="T13">Result = </text:span><text:span text:style-name="T12">1, як результат, що вираз є </text:span><text:soft-page-break/><text:span text:style-name="T12">правильним, а також вивести числа </text:span><text:span text:style-name="T13">1</text:span><text:span text:style-name="T12">, </text:span><text:span text:style-name="T13">2, 3</text:span><text:span text:style-name="T12"> у шістнадцятковій системі системі числення після цього вирохувати результат.</text:span></text:p>
            <text:p text:style-name="P3"><text:span text:style-name="T12">У цьому випадку:</text:span></text:p>
            <text:p text:style-name="P3"><text:span text:style-name="T3">Результат у </text:span><text:span text:style-name="T5">шістнадцятковій системі</text:span><text:span text:style-name="T3">: -</text:span><text:span text:style-name="T6">0x1</text:span><text:span text:style-name="T8">.</text:span><text:span text:style-name="T11">370a3ep+1</text:span></text:p>
          </table:table-cell>
          <table:table-cell table:style-name="Таблица2.D2" office:value-type="string">
            <text:p text:style-name="P13">PASSED</text:p>
          </table:table-cell>
        </table:table-row>
        <table:table-row table:style-name="Таблица2.2">
          <table:table-cell table:style-name="Таблица2.A6" office:value-type="string">
            <text:p text:style-name="Standard"><text:span text:style-name="T8">TC</text:span><text:span text:style-name="T3">_0</text:span><text:span text:style-name="T12">5</text:span></text:p>
          </table:table-cell>
          <table:table-cell table:style-name="Таблица2.B6" office:value-type="string">
            <text:p text:style-name="P4"><text:span text:style-name="T3">1.Запустити застосунок </text:span><text:span text:style-name="T4">Krivokhizha</text:span><text:span text:style-name="T12">_task.exe </text:span></text:p>
            <text:p text:style-name="P3"><text:span text:style-name="T12">2. Увести </text:span><text:span text:style-name="T10">z</text:span></text:p>
            <text:p text:style-name="P3"><text:span text:style-name="T3">3. Увести </text:span><text:span text:style-name="T10">a</text:span></text:p>
            <text:p text:style-name="P3"><text:span text:style-name="T12">4. Увести </text:span><text:span text:style-name="T13">3</text:span></text:p>
            <text:p text:style-name="P3"><text:span text:style-name="T12">5. Увести </text:span><text:span text:style-name="T10">5</text:span></text:p>
            <text:p text:style-name="P8">6. Увести 1</text:p>
          </table:table-cell>
          <table:table-cell table:style-name="Таблица2.C6" office:value-type="string">
            <text:p text:style-name="P3"><text:span text:style-name="T12">Программа повинна відобразити </text:span><text:span text:style-name="T13">Result = </text:span><text:span text:style-name="T3">0</text:span><text:span text:style-name="T12">, як результат, що вираз є </text:span><text:span text:style-name="T13">не </text:span><text:span text:style-name="T12">правильним, а також вивести числа </text:span><text:span text:style-name="T13">3</text:span><text:span text:style-name="T12">, </text:span><text:span text:style-name="T13">5, 1</text:span><text:span text:style-name="T12"> у шістнадцятковій системі системі числення після цього вирохувати результат.</text:span></text:p>
            <text:p text:style-name="P11"><text:span text:style-name="T18">У цьому випадку:</text:span></text:p>
            <text:p text:style-name="P5"><text:span text:style-name="T3">Результат </text:span><text:span text:style-name="T7">S </text:span><text:span text:style-name="T3">у </text:span><text:span text:style-name="T5">шістнадцятковій системі</text:span><text:span text:style-name="T3">: -</text:span><text:span text:style-name="T6">0x1</text:span><text:span text:style-name="T3">.</text:span><text:span text:style-name="T6">366666p+3</text:span></text:p>
          </table:table-cell>
          <table:table-cell table:style-name="Таблица2.D2" office:value-type="string">
            <text:p text:style-name="P13">PASS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-Max</meta:initial-creator>
    <meta:editing-cycles>8</meta:editing-cycles>
    <meta:creation-date>2021-03-24T11:27:00</meta:creation-date>
    <dc:date>2021-03-25T21:01:45.960235937</dc:date>
    <meta:editing-duration>PT1H49M25S</meta:editing-duration>
    <meta:generator>LibreOffice/6.4.6.2$Linux_X86_64 LibreOffice_project/40$Build-2</meta:generator>
    <meta:document-statistic meta:table-count="2" meta:image-count="0" meta:object-count="0" meta:page-count="2" meta:paragraph-count="61" meta:word-count="228" meta:character-count="1554" meta:non-whitespace-character-count="137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